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5Ceta Mono" svg:font-family="'5Ceta Mono'" style:font-pitch="variable"/>
    <style:font-face style:name="AR BERKLEY" svg:font-family="'AR BERKLE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9999ff" style:font-name="AR BERKLEY" fo:font-size="26pt" fo:font-weight="bold" officeooo:rsid="0046dd91" officeooo:paragraph-rsid="0046dd91" style:font-size-asian="26pt" style:font-weight-asian="bold" style:font-size-complex="26pt" style:font-weight-complex="bold"/>
    </style:style>
    <style:style style:name="P2" style:family="paragraph" style:parent-style-name="Standard">
      <style:text-properties fo:color="#9999ff" style:font-name="AR BERKLEY" fo:font-size="10pt" fo:font-weight="bold" officeooo:rsid="0039ed22" officeooo:paragraph-rsid="0039ed22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9999ff" style:font-name="AR BERKLEY" fo:font-size="10pt" fo:font-weight="bold" officeooo:rsid="00194e4e" officeooo:paragraph-rsid="00194e4e" style:font-size-asian="10pt" style:font-weight-asian="bold" style:font-size-complex="10pt" style:font-weight-complex="bold"/>
    </style:style>
    <style:style style:name="P4" style:family="paragraph" style:parent-style-name="Standard">
      <style:text-properties fo:color="#9999ff" style:font-name="AR BERKLEY" fo:font-size="10pt" fo:font-weight="bold" officeooo:rsid="00194e4e" officeooo:paragraph-rsid="002c4ad7" style:font-size-asian="10pt" style:font-weight-asian="bold" style:font-size-complex="10pt" style:font-weight-complex="bold"/>
    </style:style>
    <style:style style:name="P5" style:family="paragraph" style:parent-style-name="Standard">
      <style:text-properties fo:color="#9999ff" style:font-name="AR BERKLEY" fo:font-size="10pt" fo:font-weight="bold" officeooo:rsid="001f5259" officeooo:paragraph-rsid="00194e4e" style:font-size-asian="10pt" style:font-weight-asian="bold" style:font-size-complex="10pt" style:font-weight-complex="bold"/>
    </style:style>
    <style:style style:name="P6" style:family="paragraph" style:parent-style-name="Standard">
      <style:text-properties fo:color="#9999ff" style:font-name="AR BERKLEY" fo:font-size="10pt" fo:font-weight="bold" officeooo:paragraph-rsid="001f5259" style:font-size-asian="10pt" style:font-weight-asian="bold" style:font-size-complex="10pt" style:font-weight-complex="bold"/>
    </style:style>
    <style:style style:name="P7" style:family="paragraph" style:parent-style-name="Standard">
      <style:text-properties fo:color="#9999ff" style:font-name="AR BERKLEY" fo:font-size="10pt" fo:font-weight="bold" officeooo:rsid="00348a16" officeooo:paragraph-rsid="00348a16" style:font-size-asian="10pt" style:font-weight-asian="bold" style:font-size-complex="10pt" style:font-weight-complex="bold"/>
    </style:style>
    <style:style style:name="P8" style:family="paragraph" style:parent-style-name="Standard">
      <style:text-properties fo:color="#9999ff" style:font-name="AR BERKLEY" fo:font-size="10pt" fo:font-weight="bold" officeooo:rsid="002c978f" officeooo:paragraph-rsid="002c978f" style:font-size-asian="10pt" style:font-weight-asian="bold" style:font-size-complex="10pt" style:font-weight-complex="bold"/>
    </style:style>
    <style:style style:name="P9" style:family="paragraph" style:parent-style-name="Standard">
      <style:text-properties fo:color="#9999ff" style:font-name="AR BERKLEY" fo:font-size="10pt" fo:font-weight="bold" officeooo:rsid="001b3622" officeooo:paragraph-rsid="002c4ad7" style:font-size-asian="10pt" style:font-weight-asian="bold" style:font-size-complex="10pt" style:font-weight-complex="bold"/>
    </style:style>
    <style:style style:name="P10" style:family="paragraph" style:parent-style-name="Standard">
      <style:text-properties fo:color="#9999ff" style:font-name="AR BERKLEY" fo:font-size="10pt" fo:font-weight="bold" officeooo:rsid="002c4ad7" officeooo:paragraph-rsid="002c4ad7" style:font-size-asian="10pt" style:font-weight-asian="bold" style:font-size-complex="10pt" style:font-weight-complex="bold"/>
    </style:style>
    <style:style style:name="P11" style:family="paragraph" style:parent-style-name="Standard">
      <style:text-properties fo:color="#9999ff" style:font-name="AR BERKLEY" fo:font-size="10pt" fo:font-weight="bold" officeooo:rsid="001d5485" officeooo:paragraph-rsid="001d5485" style:font-size-asian="10pt" style:font-weight-asian="bold" style:font-size-complex="10pt" style:font-weight-complex="bold"/>
    </style:style>
    <style:style style:name="P12" style:family="paragraph" style:parent-style-name="Standard">
      <style:text-properties fo:color="#9999ff" style:font-name="AR BERKLEY" fo:font-size="10pt" fo:font-weight="bold" officeooo:rsid="001afcca" officeooo:paragraph-rsid="001d5485" style:font-size-asian="10pt" style:font-weight-asian="bold" style:font-size-complex="10pt" style:font-weight-complex="bold"/>
    </style:style>
    <style:style style:name="P13" style:family="paragraph" style:parent-style-name="Standard">
      <style:text-properties fo:color="#9999ff" style:font-name="AR BERKLEY" fo:font-size="10pt" fo:font-weight="bold" officeooo:rsid="0021d513" officeooo:paragraph-rsid="0021d513" style:font-size-asian="10pt" style:font-weight-asian="bold" style:font-size-complex="10pt" style:font-weight-complex="bold"/>
    </style:style>
    <style:style style:name="P14" style:family="paragraph" style:parent-style-name="Standard">
      <style:text-properties fo:color="#9999ff" style:font-name="AR BERKLEY" fo:font-size="10pt" fo:font-weight="bold" officeooo:rsid="0022b0ba" officeooo:paragraph-rsid="0022b0ba" style:font-size-asian="10pt" style:font-weight-asian="bold" style:font-size-complex="10pt" style:font-weight-complex="bold"/>
    </style:style>
    <style:style style:name="P15" style:family="paragraph" style:parent-style-name="Standard">
      <style:text-properties fo:color="#9999ff" style:font-name="AR BERKLEY" fo:font-size="10pt" fo:font-weight="bold" officeooo:rsid="00418882" officeooo:paragraph-rsid="00418882" style:font-size-asian="10pt" style:font-weight-asian="bold" style:font-size-complex="10pt" style:font-weight-complex="bold"/>
    </style:style>
    <style:style style:name="P16" style:family="paragraph" style:parent-style-name="Standard">
      <style:text-properties fo:color="#9999ff" style:font-name="AR BERKLEY" fo:font-size="10pt" fo:font-weight="bold" officeooo:rsid="0043bc7f" officeooo:paragraph-rsid="0043bc7f" style:font-size-asian="10pt" style:font-weight-asian="bold" style:font-size-complex="10pt" style:font-weight-complex="bold"/>
    </style:style>
    <style:style style:name="P17" style:family="paragraph" style:parent-style-name="Standard">
      <style:text-properties fo:color="#9999ff" style:font-name="AR BERKLEY" fo:font-size="10pt" fo:font-weight="bold" officeooo:rsid="00536bdc" officeooo:paragraph-rsid="00536bdc" style:font-size-asian="10pt" style:font-weight-asian="bold" style:font-size-complex="10pt" style:font-weight-complex="bold"/>
    </style:style>
    <style:style style:name="P18" style:family="paragraph" style:parent-style-name="Standard">
      <style:text-properties fo:color="#9999ff" style:font-name="AR BERKLEY" fo:font-size="10pt" fo:font-weight="bold" officeooo:rsid="00538ddb" officeooo:paragraph-rsid="00538ddb" style:font-size-asian="10pt" style:font-weight-asian="bold" style:font-size-complex="10pt" style:font-weight-complex="bold"/>
    </style:style>
    <style:style style:name="P19" style:family="paragraph" style:parent-style-name="Standard">
      <style:text-properties fo:color="#9999ff" style:font-name="AR BERKLEY" fo:font-size="10pt" fo:font-style="normal" fo:font-weight="bold" officeooo:rsid="00348a16" officeooo:paragraph-rsid="001f5259" style:font-size-asian="10pt" style:font-style-asian="normal" style:font-weight-asian="bold" style:font-size-complex="10pt" style:font-style-complex="normal" style:font-weight-complex="bold"/>
    </style:style>
    <style:style style:name="P20" style:family="paragraph" style:parent-style-name="Standard">
      <style:text-properties fo:color="#9999ff" style:font-name="AR BERKLEY" fo:font-size="10pt" fo:font-style="normal" fo:font-weight="bold" officeooo:rsid="004d8f8c" officeooo:paragraph-rsid="00348a16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Standard">
      <style:text-properties fo:color="#9999ff" style:font-name="AR BERKLEY" fo:font-size="10pt" fo:font-style="normal" style:text-underline-style="solid" style:text-underline-width="auto" style:text-underline-color="font-color" fo:font-weight="normal" officeooo:rsid="00348a16" officeooo:paragraph-rsid="001f5259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text-properties fo:color="#9999ff" style:font-name="AR BERKLEY" fo:font-size="10pt" style:text-underline-style="solid" style:text-underline-width="auto" style:text-underline-color="font-color" fo:font-weight="bold" officeooo:rsid="004d8f8c" officeooo:paragraph-rsid="004d8f8c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6666ff" style:font-name="5Ceta Mono" fo:font-size="26pt" fo:text-shadow="1pt 1pt" fo:font-weight="bold" officeooo:rsid="0047001f" officeooo:paragraph-rsid="0047001f" fo:background-color="#006600" style:font-size-asian="26pt" style:font-weight-asian="bold" style:font-size-complex="26pt" style:font-weight-complex="bold"/>
    </style:style>
    <style:style style:name="P24" style:family="paragraph" style:parent-style-name="Standard" style:master-page-name="">
      <style:paragraph-properties fo:margin-left="0.1252in" fo:margin-right="0in" fo:text-indent="0in" style:auto-text-indent="false" style:page-number="auto"/>
      <style:text-properties fo:color="#9999ff" style:font-name="AR BERKLEY" fo:font-size="10pt" fo:font-weight="bold" officeooo:rsid="0043bc7f" officeooo:paragraph-rsid="0043bc7f" style:font-size-asian="10pt" style:font-weight-asian="bold" style:font-size-complex="10pt" style:font-weight-complex="bold"/>
    </style:style>
    <style:style style:name="P25" style:family="paragraph" style:parent-style-name="Standard" style:master-page-name="">
      <style:paragraph-properties fo:margin-left="0.1252in" fo:margin-right="0in" fo:text-indent="0in" style:auto-text-indent="false" style:page-number="auto"/>
      <style:text-properties fo:color="#9999ff" style:font-name="AR BERKLEY" fo:font-size="10pt" fo:font-weight="bold" officeooo:rsid="003004d1" officeooo:paragraph-rsid="003004d1" style:font-size-asian="10pt" style:font-weight-asian="bold" style:font-size-complex="10pt" style:font-weight-complex="bold"/>
    </style:style>
    <style:style style:name="P26" style:family="paragraph" style:parent-style-name="Standard" style:master-page-name="">
      <style:paragraph-properties fo:margin-left="0.1252in" fo:margin-right="0in" fo:text-indent="0in" style:auto-text-indent="false" style:page-number="auto"/>
      <style:text-properties fo:color="#9999ff" style:font-name="AR BERKLEY" fo:font-size="10pt" fo:font-weight="bold" officeooo:rsid="00194e4e" officeooo:paragraph-rsid="00194e4e" style:font-size-asian="10pt" style:font-weight-asian="bold" style:font-size-complex="10pt" style:font-weight-complex="bold"/>
    </style:style>
    <style:style style:name="P27" style:family="paragraph" style:parent-style-name="Standard" style:master-page-name="">
      <style:paragraph-properties fo:margin-left="0.1252in" fo:margin-right="0in" fo:text-indent="0in" style:auto-text-indent="false" style:page-number="auto"/>
      <style:text-properties fo:color="#9999ff" style:font-name="AR BERKLEY" fo:font-size="10pt" fo:font-weight="bold" officeooo:rsid="003dc997" officeooo:paragraph-rsid="003dc997" style:font-size-asian="10pt" style:font-weight-asian="bold" style:font-size-complex="10pt" style:font-weight-complex="bold"/>
    </style:style>
    <style:style style:name="P28" style:family="paragraph" style:parent-style-name="Standard" style:master-page-name="">
      <style:paragraph-properties fo:margin-left="0.1252in" fo:margin-right="0in" fo:text-indent="0in" style:auto-text-indent="false" style:page-number="auto">
        <style:tab-stops>
          <style:tab-stop style:position="0.1071in"/>
        </style:tab-stops>
      </style:paragraph-properties>
      <style:text-properties fo:color="#9999ff" style:font-name="AR BERKLEY" fo:font-size="10pt" fo:font-weight="bold" officeooo:rsid="00418882" officeooo:paragraph-rsid="00418882" style:font-size-asian="10pt" style:font-weight-asian="bold" style:font-size-complex="10pt" style:font-weight-complex="bold"/>
    </style:style>
    <style:style style:name="P29" style:family="paragraph" style:parent-style-name="Standard" style:master-page-name="">
      <style:paragraph-properties fo:margin-left="0.1252in" fo:margin-right="0in" fo:text-indent="0in" style:auto-text-indent="false" style:page-number="auto">
        <style:tab-stops>
          <style:tab-stop style:position="0.1252in"/>
        </style:tab-stops>
      </style:paragraph-properties>
      <style:text-properties fo:color="#9999ff" style:font-name="AR BERKLEY" fo:font-size="10pt" fo:font-weight="bold" officeooo:rsid="00418882" officeooo:paragraph-rsid="00418882" style:font-size-asian="10pt" style:font-weight-asian="bold" style:font-size-complex="10pt" style:font-weight-complex="bold"/>
    </style:style>
    <style:style style:name="P30" style:family="paragraph" style:parent-style-name="Standard" style:master-page-name="">
      <style:paragraph-properties fo:margin-left="0.1252in" fo:margin-right="0in" fo:text-indent="0in" style:auto-text-indent="false" style:page-number="auto"/>
      <style:text-properties fo:color="#9999ff" style:font-name="AR BERKLEY" fo:font-size="10pt" fo:font-weight="bold" officeooo:rsid="00418882" officeooo:paragraph-rsid="00418882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left="0.1252in" fo:margin-right="0in" fo:text-indent="0in" style:auto-text-indent="false"/>
      <style:text-properties fo:color="#9999ff" style:font-name="AR BERKLEY" fo:font-size="10pt" fo:font-weight="bold" officeooo:rsid="001b6521" officeooo:paragraph-rsid="001b6521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left="0.1252in" fo:margin-right="0in" fo:text-indent="0in" style:auto-text-indent="false"/>
      <style:text-properties fo:color="#9999ff" style:font-name="AR BERKLEY" fo:font-size="10pt" fo:font-weight="bold" officeooo:rsid="001d5485" officeooo:paragraph-rsid="001d5485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left="0.1252in" fo:margin-right="0in" fo:text-indent="0in" style:auto-text-indent="false"/>
      <style:text-properties fo:color="#9999ff" style:font-name="AR BERKLEY" fo:font-size="10pt" fo:font-weight="bold" officeooo:rsid="003fbaa3" officeooo:paragraph-rsid="003fbaa3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left="0.1252in" fo:margin-right="0in" fo:text-indent="0in" style:auto-text-indent="false"/>
      <style:text-properties fo:color="#9999ff" style:font-name="AR BERKLEY" fo:font-size="10pt" fo:font-weight="bold" officeooo:rsid="00418882" officeooo:paragraph-rsid="00418882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left="0.1252in" fo:margin-right="0in" fo:text-indent="0in" style:auto-text-indent="false"/>
      <style:text-properties fo:color="#9999ff" style:font-name="AR BERKLEY" fo:font-size="10pt" fo:font-weight="bold" officeooo:rsid="0043bc7f" officeooo:paragraph-rsid="0043bc7f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.1252in" fo:margin-right="0in" fo:text-indent="0in" style:auto-text-indent="false"/>
      <style:text-properties fo:color="#9999ff" style:font-name="AR BERKLEY" fo:font-size="10pt" fo:font-weight="bold" officeooo:rsid="004acb81" officeooo:paragraph-rsid="004acb81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left="0.1252in" fo:margin-right="0in" fo:text-indent="0in" style:auto-text-indent="false"/>
      <style:text-properties fo:color="#9999ff" style:font-name="AR BERKLEY" fo:font-size="10pt" fo:font-weight="bold" officeooo:rsid="004ae15a" officeooo:paragraph-rsid="004ae15a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left="0.1252in" fo:margin-right="0in" fo:text-indent="0in" style:auto-text-indent="false"/>
      <style:text-properties fo:color="#9999ff" style:font-name="AR BERKLEY" fo:font-size="10pt" fo:font-weight="bold" officeooo:rsid="00504247" officeooo:paragraph-rsid="00504247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left="0.1252in" fo:margin-right="0in" fo:text-indent="0in" style:auto-text-indent="false"/>
      <style:text-properties fo:color="#9999ff" style:font-name="AR BERKLEY" fo:font-size="10pt" fo:font-weight="bold" officeooo:rsid="00529f25" officeooo:paragraph-rsid="00529f25" style:font-size-asian="10pt" style:font-weight-asian="bold" style:font-size-complex="10pt" style:font-weight-complex="bold"/>
    </style:style>
    <style:style style:name="P40" style:family="paragraph" style:parent-style-name="Standard" style:list-style-name="L1">
      <style:text-properties fo:color="#9999ff" style:font-name="AR BERKLEY" fo:font-size="10pt" fo:font-weight="bold" officeooo:rsid="00194e4e" officeooo:paragraph-rsid="00194e4e" style:font-size-asian="10pt" style:font-weight-asian="bold" style:font-size-complex="10pt" style:font-weight-complex="bold"/>
    </style:style>
    <style:style style:name="P41" style:family="paragraph" style:parent-style-name="Standard" style:list-style-name="L1">
      <style:text-properties fo:color="#9999ff" style:font-name="AR BERKLEY" fo:font-size="10pt" fo:font-weight="bold" officeooo:rsid="001f5259" officeooo:paragraph-rsid="001f5259" style:font-size-asian="10pt" style:font-weight-asian="bold" style:font-size-complex="10pt" style:font-weight-complex="bold"/>
    </style:style>
    <style:style style:name="T1" style:family="text">
      <style:text-properties officeooo:rsid="001b3622"/>
    </style:style>
    <style:style style:name="T2" style:family="text">
      <style:text-properties officeooo:rsid="001b6521"/>
    </style:style>
    <style:style style:name="T3" style:family="text">
      <style:text-properties officeooo:rsid="001d5485"/>
    </style:style>
    <style:style style:name="T4" style:family="text">
      <style:text-properties officeooo:rsid="001f5259"/>
    </style:style>
    <style:style style:name="T5" style:family="text">
      <style:text-properties officeooo:rsid="0022b0ba"/>
    </style:style>
    <style:style style:name="T6" style:family="text">
      <style:text-properties officeooo:rsid="0024882b"/>
    </style:style>
    <style:style style:name="T7" style:family="text">
      <style:text-properties officeooo:rsid="0025f4cd"/>
    </style:style>
    <style:style style:name="T8" style:family="text">
      <style:text-properties officeooo:rsid="002a7d19"/>
    </style:style>
    <style:style style:name="T9" style:family="text">
      <style:text-properties officeooo:rsid="002d9d89"/>
    </style:style>
    <style:style style:name="T10" style:family="text">
      <style:text-properties officeooo:rsid="002f1a15"/>
    </style:style>
    <style:style style:name="T11" style:family="text">
      <style:text-properties officeooo:rsid="003215c5"/>
    </style:style>
    <style:style style:name="T12" style:family="text">
      <style:text-properties fo:font-style="italic" officeooo:rsid="001afcca" style:font-style-asian="italic" style:font-style-complex="italic"/>
    </style:style>
    <style:style style:name="T13" style:family="text">
      <style:text-properties fo:font-style="italic" officeooo:rsid="0027748d" style:font-style-asian="italic" style:font-style-complex="italic"/>
    </style:style>
    <style:style style:name="T14" style:family="text">
      <style:text-properties fo:font-style="italic" officeooo:rsid="00348a16" style:font-style-asian="italic" style:font-style-complex="italic"/>
    </style:style>
    <style:style style:name="T15" style:family="text">
      <style:text-properties fo:font-style="italic" officeooo:rsid="003fbaa3" style:font-style-asian="italic" style:font-style-complex="italic"/>
    </style:style>
    <style:style style:name="T16" style:family="text">
      <style:text-properties fo:font-style="italic" officeooo:rsid="00418882" style:font-style-asian="italic" style:font-style-complex="italic"/>
    </style:style>
    <style:style style:name="T17" style:family="text">
      <style:text-properties officeooo:rsid="003373e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348a16" style:font-style-asian="normal" style:font-style-complex="normal"/>
    </style:style>
    <style:style style:name="T20" style:family="text">
      <style:text-properties fo:font-style="normal" officeooo:rsid="00352565" style:font-style-asian="normal" style:font-style-complex="normal"/>
    </style:style>
    <style:style style:name="T21" style:family="text">
      <style:text-properties fo:font-style="normal" officeooo:rsid="0036c0b1" style:font-style-asian="normal" style:font-style-complex="normal"/>
    </style:style>
    <style:style style:name="T22" style:family="text">
      <style:text-properties fo:font-style="normal" officeooo:rsid="0038ae48" style:font-style-asian="normal" style:font-style-complex="normal"/>
    </style:style>
    <style:style style:name="T23" style:family="text">
      <style:text-properties fo:font-style="normal" officeooo:rsid="003b8b07" style:font-style-asian="normal" style:font-style-complex="normal"/>
    </style:style>
    <style:style style:name="T24" style:family="text">
      <style:text-properties fo:font-style="normal" officeooo:rsid="004d8f8c" style:font-style-asian="normal" style:font-style-complex="normal"/>
    </style:style>
    <style:style style:name="T25" style:family="text">
      <style:text-properties fo:font-style="normal" officeooo:rsid="004ece9a" style:font-style-asian="normal" style:font-style-complex="normal"/>
    </style:style>
    <style:style style:name="T26" style:family="text">
      <style:text-properties officeooo:rsid="00352565"/>
    </style:style>
    <style:style style:name="T27" style:family="text">
      <style:text-properties officeooo:rsid="003ef978"/>
    </style:style>
    <style:style style:name="T28" style:family="text">
      <style:text-properties officeooo:rsid="003f5f46"/>
    </style:style>
    <style:style style:name="T29" style:family="text">
      <style:text-properties officeooo:rsid="00419231"/>
    </style:style>
    <style:style style:name="T30" style:family="text">
      <style:text-properties officeooo:rsid="00422549"/>
    </style:style>
    <style:style style:name="T31" style:family="text">
      <style:text-properties officeooo:rsid="0043d9da"/>
    </style:style>
    <style:style style:name="T32" style:family="text">
      <style:text-properties officeooo:rsid="0045bc92"/>
    </style:style>
    <style:style style:name="T33" style:family="text">
      <style:text-properties fo:background-color="#660066" loext:char-shading-value="0"/>
    </style:style>
    <style:style style:name="T34" style:family="text">
      <style:text-properties fo:color="#990099" fo:background-color="#660066" loext:char-shading-value="0"/>
    </style:style>
    <style:style style:name="T35" style:family="text">
      <style:text-properties officeooo:rsid="004d8f8c"/>
    </style:style>
    <style:style style:name="T36" style:family="text">
      <style:text-properties officeooo:rsid="004dd475"/>
    </style:style>
    <style:style style:name="T37" style:family="text">
      <style:text-properties officeooo:rsid="00514c11"/>
    </style:style>
    <style:style style:name="T38" style:family="text">
      <style:text-properties officeooo:rsid="00529f25"/>
    </style:style>
    <style:style style:name="T39" style:family="text">
      <style:text-properties officeooo:rsid="00544788"/>
    </style:style>
    <style:style style:name="T40" style:family="text">
      <style:text-properties officeooo:rsid="0058cf7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sters of Oneiron</text:p>
      <text:p text:style-name="P23"><text:span text:style-name="T33"><text:s/></text:span>MoO<text:span text:style-name="T34"> </text:span></text:p>
      <text:p text:style-name="P2"/>
      <text:p text:style-name="P25">An RTS <text:span text:style-name="T31">visually</text:span> inspired by <text:span text:style-name="T28">a lucid dream I had and gameplaywise by </text:span>Project Nomads, <text:span text:style-name="T26">somewhat by Star Craft, Mine Craft, Don't Starve, Black &amp; White and Castle Story</text:span>. Flying islands with guns but <text:span text:style-name="T11">with a top-down view and </text:span>more of a <text:span text:style-name="T32">oneiric</text:span> theme.</text:p>
      <text:p text:style-name="P3"/>
      <text:list xml:id="list2076686286664193011" text:style-name="L1">
        <text:list-item>
          <text:p text:style-name="P40">Minable/diggable and constructable terrain blocks.</text:p>
        </text:list-item>
        <text:list-item>
          <text:p text:style-name="P41">Resource management per island. Resources need to be transported to be used on another island. For energy this requires an energy node. Other resources need to be transported.</text:p>
        </text:list-item>
      </text:list>
      <text:p text:style-name="P6"><text:tab/><text:span text:style-name="T14">Resources</text:span></text:p>
      <text:p text:style-name="P21"><text:tab/><text:tab/>Option1 (Starvation net):</text:p>
      <text:p text:style-name="P6"><text:span text:style-name="T14"><text:tab/><text:tab/></text:span><text:span text:style-name="T15">Land</text:span></text:p>
      <text:p text:style-name="P6"><text:span text:style-name="T15"><text:tab/><text:tab/></text:span><text:span text:style-name="T16">Platform ← Land + Energy</text:span></text:p>
      <text:p text:style-name="P6"><text:span text:style-name="T14"><text:tab/><text:tab/></text:span><text:span text:style-name="T19">Oil →</text:span><text:span text:style-name="T20"> </text:span><text:span text:style-name="T21">Verilizer/</text:span><text:span text:style-name="T22">Energy</text:span></text:p>
      <text:p text:style-name="P19"><text:tab/><text:tab/>Energy</text:p>
      <text:p text:style-name="P6"><text:span text:style-name="T19"><text:tab/><text:tab/></text:span><text:span text:style-name="T22">Ore</text:span></text:p>
      <text:p text:style-name="P6"><text:span text:style-name="T19"><text:tab/><text:tab/></text:span><text:span text:style-name="T22">Metal </text:span><text:span text:style-name="T23">←</text:span><text:span text:style-name="T22"> Ore + Energy</text:span></text:p>
      <text:p text:style-name="P7"><text:span text:style-name="T22"><text:tab/><text:tab/>Food </text:span><text:span text:style-name="T23">←</text:span><text:span text:style-name="T18"> </text:span><text:span text:style-name="T21">Vertilizer + Energy</text:span></text:p>
      <text:p text:style-name="P22"/>
      <text:p text:style-name="P22"><text:tab/><text:tab/>Option2, <text:span text:style-name="T36">keeping it simple (TA model)</text:span>:</text:p>
      <text:p text:style-name="P7"><text:span text:style-name="T21"><text:tab/><text:tab/></text:span><text:span text:style-name="T24">Mind </text:span><text:span text:style-name="T25">(for action)</text:span></text:p>
      <text:p text:style-name="P7"><text:span text:style-name="T24"><text:tab/><text:tab/>Matter </text:span><text:span text:style-name="T25">(for construction)</text:span></text:p>
      <text:p text:style-name="P20"/>
      <text:list xml:id="list11455917154401" text:continue-numbering="true" text:style-name="L1">
        <text:list-item>
          <text:p text:style-name="P40">Some buildings can be built on top, some on the sides, some both. Some buildings use the inside of the block (conflicting side and top buildings):</text:p>
        </text:list-item>
      </text:list>
      <text:p text:style-name="P3"><text:tab/><text:span text:style-name="T12">Top</text:span></text:p>
      <text:p text:style-name="P3"><text:tab/><text:tab/><text:span text:style-name="T7">Generator (turns resources into lots of energy) [4]</text:span></text:p>
      <text:p text:style-name="P3"><text:tab/><text:tab/><text:span text:style-name="T1">Energy node (allows chunks of rock to exchange energy)</text:span></text:p>
      <text:p text:style-name="P3"><text:tab/><text:tab/><text:span text:style-name="T38">Rotary engines [s]</text:span></text:p>
      <text:p text:style-name="P5"><text:tab/><text:tab/>Alchemist [s]</text:p>
      <text:p text:style-name="P3"><text:tab/><text:tab/><text:span text:style-name="T4">Refinery</text:span></text:p>
      <text:p text:style-name="P3"><text:tab/><text:tab/><text:span text:style-name="T5">Silo [s]</text:span></text:p>
      <text:p text:style-name="P8"><text:tab/><text:tab/><text:span text:style-name="T9">War f</text:span>actor<text:span text:style-name="T10">y</text:span></text:p>
      <text:p text:style-name="P3"><text:tab/><text:tab/><text:span text:style-name="T5">Garage [s]</text:span></text:p>
      <text:p text:style-name="P3"><text:tab/><text:tab/><text:span text:style-name="T38">Editor/Projector[6]</text:span></text:p>
      <text:p text:style-name="P3"><text:tab/><text:tab/></text:p>
      <text:p text:style-name="P3"><text:tab/><text:span text:style-name="T12">Side</text:span></text:p>
      <text:p text:style-name="P3"><text:tab/><text:tab/><text:span text:style-name="T2">Thrust engines</text:span></text:p>
      <text:p text:style-name="P3"><text:tab/><text:tab/><text:span text:style-name="T1">Hangars</text:span></text:p>
      <text:p text:style-name="P3"><text:tab/><text:tab/><text:span text:style-name="T2">Armor plates (emblem optional)</text:span></text:p>
      <text:p text:style-name="P3"><text:tab/><text:tab/><text:span text:style-name="T8">(Ram spikes)</text:span></text:p>
      <text:p text:style-name="P17"><text:tab/><text:tab/>Energy Connectors</text:p>
      <text:p text:style-name="P3"><text:tab/><text:span text:style-name="T13">Either</text:span></text:p>
      <text:p text:style-name="P3"><text:tab/><text:tab/><text:span text:style-name="T2">Solar Panels (stackable on the side)</text:span></text:p>
      <text:p text:style-name="P3"><text:tab/><text:tab/><text:span text:style-name="T2">Flags/Banners</text:span></text:p>
      <text:p text:style-name="P9"><text:tab/><text:tab/>Small cannon [1]</text:p>
      <text:p text:style-name="P4"><text:tab/><text:tab/><text:span text:style-name="T17">Medium cannon [2]</text:span></text:p>
      <text:p text:style-name="P4"><text:tab/><text:tab/><text:span text:style-name="T17">Big cannon [3]</text:span></text:p>
      <text:p text:style-name="P10"><text:tab/><text:tab/>Missile bay</text:p>
      <text:p text:style-name="P3"/>
      <text:p text:style-name="P26">Some buildings take up more than one block.</text:p>
      <text:p text:style-name="P31">Some buildings can be stacked. <text:span text:style-name="T6">(up to three layers)</text:span></text:p>
      <text:p text:style-name="P31"/>
      <text:p text:style-name="P32">There are ground and air units</text:p>
      <text:p text:style-name="P11"><text:tab/>Air</text:p>
      <text:p text:style-name="P12"><text:tab/><text:tab/>Terrain harvesters</text:p>
      <text:p text:style-name="P12"><text:tab/><text:tab/><text:span text:style-name="T3">S</text:span>mall fighters</text:p>
      <text:p text:style-name="P13"><text:soft-page-break/><text:tab/><text:tab/>Tugger (tow-boats, <text:span text:style-name="T39">can deliver or send</text:span>) <text:span text:style-name="T39">Possible merge with harvester or implement as tractor beam</text:span></text:p>
      <text:p text:style-name="P14"><text:tab/><text:tab/>Transports</text:p>
      <text:p text:style-name="P12"><text:tab/><text:span text:style-name="T4">Ground</text:span></text:p>
      <text:p text:style-name="P12"><text:tab/><text:tab/><text:span text:style-name="T4">Tanks</text:span></text:p>
      <text:p text:style-name="P18"><text:tab/><text:tab/>Bombots</text:p>
      <text:p text:style-name="P12"/>
      <text:p text:style-name="P27">Floating carfed <text:span text:style-name="T27">lucid </text:span>elf-city space platforms.</text:p>
      <text:p text:style-name="P33">Each faction has it's own winning goals. These goals have to be met using the same resources.</text:p>
      <text:p text:style-name="P34"><text:span text:style-name="T29">Blue mages</text:span>:</text:p>
      <text:p text:style-name="P15"><text:tab/>Build strong shields and <text:span text:style-name="T29">unite</text:span> the cores.</text:p>
      <text:p text:style-name="P15"><text:tab/>Transmutation magic, <text:span text:style-name="T29">energy digger</text:span></text:p>
      <text:p text:style-name="P28">Red <text:span text:style-name="T29">dwarfs</text:span>:</text:p>
      <text:p text:style-name="P15"><text:tab/>Destroy<text:tab/>enemy core.</text:p>
      <text:p text:style-name="P15"><text:tab/>Weapon specialists, <text:span text:style-name="T29">explosives mining</text:span></text:p>
      <text:p text:style-name="P29">Green <text:span text:style-name="T29">fleshy plant</text:span>:</text:p>
      <text:p text:style-name="P15"><text:tab/>Parasit<text:span text:style-name="T30">ic fast growing branches</text:span>. <text:span text:style-name="T29">Connect to core for amount of time dependent on distance from </text:span></text:p>
      <text:p text:style-name="P15"><text:tab/>Single platform organism, <text:span text:style-name="T29">eat and grow.</text:span></text:p>
      <text:p text:style-name="P30">White <text:span text:style-name="T29">light</text:span>:</text:p>
      <text:p text:style-name="P15"><text:tab/>Annihilate all matter</text:p>
      <text:p text:style-name="P15"><text:tab/><text:span text:style-name="T29">Energy is health</text:span></text:p>
      <text:p text:style-name="P15"/>
      <text:p text:style-name="P24">If multiple players choose the same color, they control the same units.</text:p>
      <text:p text:style-name="P35"/>
      <text:p text:style-name="P36">Platform objects contain nested lists that contain squares and buildings.</text:p>
      <text:p text:style-name="P36"/>
      <text:p text:style-name="P37">Energy pools can be created in areas enclosed by land. <text:span text:style-name="T35">This energy can then be harnessed by adjacent buildings like cannons and engines.</text:span></text:p>
      <text:p text:style-name="P37"/>
      <text:p text:style-name="P38">Camera controls:</text:p>
      <text:p text:style-name="P38"><text:tab/>pan: WASD keys or third mouse button drag</text:p>
      <text:p text:style-name="P38"><text:tab/>rotate: QE or second mouse button drag</text:p>
      <text:p text:style-name="P38"><text:tab/><text:span text:style-name="T37">zoom: Shift/Space or scroll wheel.</text:span></text:p>
      <text:p text:style-name="P38"/>
      <text:p text:style-name="P39">Damaged parts fail.</text:p>
      <text:p text:style-name="P16"/>
      <text:p text:style-name="P16"><text:tab/><text:span text:style-name="T40">The Pleonasts:</text:span></text:p>
      <text:p text:style-name="P16"><text:tab/><text:tab/><text:span text:style-name="T40">A group of creatures with an insatiable gree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5Ceta Mono" svg:font-family="'5Ceta Mono'" style:font-pitch="variable"/>
    <style:font-face style:name="AR BERKLEY" svg:font-family="'AR BERKLE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in" fo:margin-right="0in" style:shadow="none" fo:background-color="#000000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9T09:44:54.307000000</meta:creation-date>
    <dc:date>2015-03-05T01:14:55.693000000</dc:date>
    <meta:editing-duration>P3DT12M15S</meta:editing-duration>
    <meta:editing-cycles>59</meta:editing-cycles>
    <meta:generator>LibreOffice/4.3.5.2$Windows_x86 LibreOffice_project/3a87456aaa6a95c63eea1c1b3201acedf0751bd5</meta:generator>
    <meta:document-statistic meta:table-count="0" meta:image-count="0" meta:object-count="0" meta:page-count="2" meta:paragraph-count="77" meta:word-count="413" meta:character-count="2615" meta:non-whitespace-character-count="2182"/>
  </office:meta>
</office:document-meta>
</file>